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>
            <text:p>Yeast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Yeast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# Gene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with X obs?</text:p>
          </table:table-cell>
          <table:table-cell table:style-name="ce1" office:value-type="string" calcext:value-type="string">
            <text:p># chains</text:p>
          </table:table-cell>
          <table:table-cell table:style-name="ce1" office:value-type="string" calcext:value-type="string">
            <text:p>conv. Score</text:p>
          </table:table-cell>
          <table:table-cell table:style-name="ce1" office:value-type="string" calcext:value-type="string">
            <text:p>runtime (min)</text:p>
          </table:table-cell>
          <table:table-cell/>
          <table:table-cell table:style-name="ce1" office:value-type="string" calcext:value-type="string">
            <text:p># Gene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with X obs?</text:p>
          </table:table-cell>
          <table:table-cell table:style-name="ce1" office:value-type="string" calcext:value-type="string">
            <text:p># chains</text:p>
          </table:table-cell>
          <table:table-cell table:style-name="ce1" office:value-type="string" calcext:value-type="string">
            <text:p>conv. Score</text:p>
          </table:table-cell>
          <table:table-cell table:style-name="ce1" office:value-type="string" calcext:value-type="string">
            <text:p>runtime (mi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2.25" calcext:value-type="float">
            <text:p>-2.25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15.37" calcext:value-type="float">
            <text:p>15.3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1.71" calcext:value-type="float">
            <text:p>-1.71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7.46" calcext:value-type="float">
            <text:p>7.4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14.97" calcext:value-type="float">
            <text:p>14.9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29.98" calcext:value-type="float">
            <text:p>29.9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28.05" calcext:value-type="float">
            <text:p>28.0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56.11" calcext:value-type="float">
            <text:p>56.1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59" calcext:value-type="float">
            <text:p>1.59</text:p>
          </table:table-cell>
          <table:table-cell office:value-type="float" office:value="27.36" calcext:value-type="float">
            <text:p>27.3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4.52" calcext:value-type="float">
            <text:p>54.5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109.8" calcext:value-type="float">
            <text:p>109.8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5:37:52.704721144</meta:creation-date>
    <dc:date>2014-07-25T17:32:17.850492990</dc:date>
    <meta:editing-duration>P1DT1H47M56S</meta:editing-duration>
    <meta:editing-cycles>6</meta:editing-cycles>
    <meta:generator>LibreOffice/4.2.4.2$Linux_X86_64 LibreOffice_project/420m0$Build-2</meta:generator>
    <meta:document-statistic meta:table-count="1" meta:cell-count="278" meta:object-count="0"/>
  </office:meta>
</office:document-meta>
</file>